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1">
        <table:table-row>
          <table:table-cell/>
          <table:table-cell office:value-type="string" office:string-value="V_kV">
            <text:p>V_kV</text:p>
          </table:table-cell>
          <table:table-cell office:value-type="string" office:string-value="lambda_A">
            <text:p>lambda_A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0.4425249917241911">
            <text:p>0.442524991724191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48176852987938">
            <text:p>0.4817685298793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5601832525040729">
            <text:p>0.560183252504072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.6384887662937475">
            <text:p>0.63848876629374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